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fo:font-weight="bold" officeooo:rsid="00099951" officeooo:paragraph-rsid="0009995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fo:font-weight="bold" officeooo:rsid="00099951" officeooo:paragraph-rsid="00099951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ans" fo:font-size="10pt" fo:font-weight="normal" officeooo:rsid="00099951" officeooo:paragraph-rsid="00099951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Liberation Sans" fo:font-size="12pt" fo:font-weight="bold" officeooo:rsid="00099951" officeooo:paragraph-rsid="00099951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style:font-name="Liberation Sans" fo:font-size="12pt" fo:font-weight="bold" officeooo:rsid="00099951" officeooo:paragraph-rsid="00099951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style:font-name="Liberation Sans" fo:font-size="12pt" fo:font-weight="normal" officeooo:rsid="00099951" officeooo:paragraph-rsid="0009995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style:font-name="Liberation Sans" fo:font-size="12pt" fo:font-weight="normal" officeooo:rsid="000b7548" officeooo:paragraph-rsid="000b754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style:font-name="Liberation Sans" fo:font-size="12pt" fo:font-style="normal" fo:font-weight="bold" officeooo:rsid="000e18e1" officeooo:paragraph-rsid="000e18e1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style:font-name="Liberation Sans" fo:font-size="12pt" fo:font-style="normal" fo:font-weight="bold" officeooo:rsid="000e18e1" officeooo:paragraph-rsid="000f277f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style:font-name="Liberation Sans" fo:font-size="12pt" fo:font-style="normal" fo:font-weight="normal" officeooo:rsid="000c5511" officeooo:paragraph-rsid="000c551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style:font-name="Liberation Sans" fo:font-size="14pt" fo:font-style="normal" fo:font-weight="bold" officeooo:rsid="00099951" officeooo:paragraph-rsid="000c5511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size="12pt" fo:font-style="normal" fo:font-weight="bold" officeooo:rsid="000e18e1" officeooo:paragraph-rsid="000f277f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size="12pt" fo:font-style="normal" fo:font-weight="bold" officeooo:rsid="000f277f" officeooo:paragraph-rsid="000f277f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size="12pt" fo:font-style="normal" fo:font-weight="normal" officeooo:rsid="0010f225" officeooo:paragraph-rsid="0010f22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size="14pt" fo:font-style="normal" fo:font-weight="bold" officeooo:rsid="0010f225" officeooo:paragraph-rsid="0010f225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size="14pt" fo:font-style="normal" fo:font-weight="bold" officeooo:rsid="0010f225" officeooo:paragraph-rsid="0011ec9e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ans" fo:font-size="14pt" fo:font-weight="bold" officeooo:rsid="00099951" officeooo:paragraph-rsid="0009995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size="10pt" fo:font-style="normal" fo:font-weight="normal" officeooo:rsid="000e18e1" officeooo:paragraph-rsid="000f277f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11ec9e"/>
    </style:style>
    <style:style style:name="P20" style:family="paragraph" style:parent-style-name="Standard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rsid="0011ec9e" officeooo:paragraph-rsid="0011ec9e"/>
    </style:style>
    <style:style style:name="P21" style:family="paragraph" style:parent-style-name="Standard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rsid="0011ec9e" officeooo:paragraph-rsid="0012dc73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ans" fo:font-size="10pt" fo:font-weight="normal" officeooo:rsid="00099951" officeooo:paragraph-rsid="00099951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1.251cm" fo:margin-right="0cm" fo:margin-top="0cm" fo:margin-bottom="0cm" style:contextual-spacing="false" fo:text-align="start" style:justify-single-word="false" fo:text-indent="0cm" style:auto-text-indent="false"/>
      <style:text-properties style:font-name="Liberation Sans" fo:font-size="12pt" fo:font-weight="normal" officeooo:rsid="00099951" officeooo:paragraph-rsid="0009995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size="12pt" fo:font-style="normal" fo:font-weight="bold" officeooo:rsid="000f277f" officeooo:paragraph-rsid="000f277f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size="10pt" fo:font-style="normal" fo:font-weight="normal" officeooo:rsid="000e18e1" officeooo:paragraph-rsid="000f277f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size="10pt" fo:font-style="normal" fo:font-weight="normal" officeooo:rsid="000e18e1" officeooo:paragraph-rsid="000e18e1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size="10pt" fo:font-style="normal" fo:font-weight="bold" officeooo:rsid="000e18e1" officeooo:paragraph-rsid="000f277f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size="10pt" fo:font-style="normal" fo:font-weight="bold" officeooo:rsid="000f277f" officeooo:paragraph-rsid="000f277f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size="10pt" fo:font-weight="normal" officeooo:rsid="000b7548" officeooo:paragraph-rsid="000b7548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1.251cm" fo:margin-right="0cm" fo:margin-top="0cm" fo:margin-bottom="0cm" style:contextual-spacing="false" fo:text-align="start" style:justify-single-word="false" fo:text-indent="0cm" style:auto-text-indent="false"/>
      <style:text-properties style:font-name="Liberation Sans" fo:font-size="10pt" fo:font-weight="normal" officeooo:rsid="00099951" officeooo:paragraph-rsid="00099951" style:font-size-asian="10pt" style:font-weight-asian="normal" style:font-size-complex="10pt" style:font-weight-complex="normal"/>
    </style:style>
    <style:style style:name="P31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style:font-name="Liberation Sans" fo:font-size="12pt" fo:font-weight="normal" officeooo:rsid="000b7548" officeooo:paragraph-rsid="000b7548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style:font-name="Liberation Sans" fo:font-size="12pt" fo:font-weight="bold" officeooo:rsid="000b7548" officeooo:paragraph-rsid="000b7548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style:font-name="Liberation Sans" fo:font-size="12pt" fo:font-weight="bold" officeooo:rsid="000c5511" officeooo:paragraph-rsid="000c5511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style:font-name="Liberation Sans" fo:font-size="12pt" fo:font-style="normal" fo:font-weight="bold" officeooo:rsid="000c5511" officeooo:paragraph-rsid="000c5511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5511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ans" fo:font-size="12pt" fo:font-style="normal" fo:font-weight="normal" officeooo:rsid="0011ec9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ans" fo:font-size="12pt" fo:font-style="normal" fo:font-weight="normal" officeooo:rsid="0012dc73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officeooo:rsid="000b7548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c5511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c5511" style:font-style-asian="normal" style:font-weight-asian="normal" style:font-style-complex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f277f" style:font-weight-asian="normal" style:font-weight-complex="normal"/>
    </style:style>
    <style:style style:name="T15" style:family="text">
      <style:text-properties officeooo:rsid="000c5511"/>
    </style:style>
    <style:style style:name="T16" style:family="text">
      <style:text-properties officeooo:rsid="000e18e1"/>
    </style:style>
    <style:style style:name="T17" style:family="text">
      <style:text-properties officeooo:rsid="000f27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º Avaliação Parcial POOI</text:p>
      <text:p text:style-name="P2">Questão 1</text:p>
      <text:p text:style-name="P4">Classe Funcionario</text:p>
      <text:p text:style-name="P3">public class Funcionario {</text:p>
      <text:p text:style-name="P3"><text:s text:c="4"/>private String nome;</text:p>
      <text:p text:style-name="P3"><text:s text:c="4"/>//Construtor</text:p>
      <text:p text:style-name="P3"><text:s text:c="4"/>public Funcionario(String nome) {</text:p>
      <text:p text:style-name="P3"><text:s text:c="8"/>this.nome = nome;</text:p>
      <text:p text:style-name="P3"><text:s text:c="4"/>}</text:p>
      <text:p text:style-name="P3"><text:s text:c="4"/>//Getters e Setters</text:p>
      <text:p text:style-name="P3"><text:s text:c="4"/>public String getNome() {</text:p>
      <text:p text:style-name="P3"><text:s text:c="8"/>return nome;</text:p>
      <text:p text:style-name="P3"><text:s text:c="4"/>}</text:p>
      <text:p text:style-name="P3"><text:s text:c="4"/>public void setNome(String nome) {</text:p>
      <text:p text:style-name="P3"><text:s text:c="8"/>this.nome = nome;</text:p>
      <text:p text:style-name="P3"><text:s text:c="4"/>}</text:p>
      <text:p text:style-name="P3">}</text:p>
      <text:p text:style-name="P5">Classe Vendedor</text:p>
      <text:p text:style-name="P3">public class Vendedor extends Funcionario{</text:p>
      <text:p text:style-name="P3"><text:s text:c="4"/>private double salario;</text:p>
      <text:p text:style-name="P3"><text:s text:c="4"/>//Construtor</text:p>
      <text:p text:style-name="P3"><text:s text:c="4"/>public Vendedor(String nome, double salario) {</text:p>
      <text:p text:style-name="P3"><text:s text:c="8"/>super(nome);</text:p>
      <text:p text:style-name="P3"><text:s text:c="8"/>this.salario = salario;</text:p>
      <text:p text:style-name="P3"><text:s text:c="4"/>}</text:p>
      <text:p text:style-name="P3"><text:s text:c="4"/>//Getters e setters</text:p>
      <text:p text:style-name="P3"><text:s text:c="4"/>public double getSalario() {</text:p>
      <text:p text:style-name="P3"><text:s text:c="8"/>return salario;</text:p>
      <text:p text:style-name="P3"><text:s text:c="4"/>}</text:p>
      <text:p text:style-name="P3"><text:s text:c="4"/>public void setSalario(double salario) {</text:p>
      <text:p text:style-name="P3"><text:s text:c="8"/>this.salario = salario;</text:p>
      <text:p text:style-name="P3"><text:s text:c="4"/>}</text:p>
      <text:p text:style-name="P3">}</text:p>
      <text:p text:style-name="P5">Classe AppAluno</text:p>
      <text:p text:style-name="P30">public class AppAluno {</text:p>
      <text:p text:style-name="P30"><text:s text:c="4"/>public static void main (String args[]) {</text:p>
      <text:p text:style-name="P30"><text:s text:c="8"/>Vendedor vendedor1 = new Vendedor("Daniel Volski", 1500);</text:p>
      <text:p text:style-name="P30"/>
      <text:p text:style-name="P30"><text:s text:c="8"/>System.out.println("Dados do vendedor1");</text:p>
      <text:p text:style-name="P30"><text:s text:c="8"/>System.out.println("Nome: "+ vendedor1.getNome());</text:p>
      <text:p text:style-name="P30"><text:s text:c="8"/>System.out.println("Salario: "+ vendedor1.getSalario());</text:p>
      <text:p text:style-name="P30"><text:s text:c="4"/>}</text:p>
      <text:p text:style-name="P30">}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7"/>
      <text:p text:style-name="P17"/>
      <text:p text:style-name="P17"/>
      <text:p text:style-name="P17"/>
      <text:p text:style-name="P17"/>
      <text:p text:style-name="P17"><text:soft-page-break/>Questão 2</text:p>
      <text:p text:style-name="P6">No contexto de programação orientada a objetos, o termo encapsulamento trata-se do controle da visibilidade de membros da classe em relação a outras classes. Em outras palavras, é controlar o acesso dos membros de forma a delimitar as classes que poderão <text:span text:style-name="T7">ou não ter acesso a determinado membro. </text:span></text:p>
      <text:p text:style-name="P7">Por exemplo, considere o fragmento da classe Teste1 abaixo:</text:p>
      <text:p text:style-name="P29">public class Teste1 {</text:p>
      <text:p text:style-name="P29"><text:tab/>private double atributo1;</text:p>
      <text:p text:style-name="P29"><text:tab/>public double atributo2;</text:p>
      <text:p text:style-name="P29"><text:tab/>protected double atributo3;</text:p>
      <text:p text:style-name="P29"><text:tab/>double atributo4;</text:p>
      <text:p text:style-name="P29">}</text:p>
      <text:p text:style-name="P7">Dentro desta classe foram declarados quatro atributos do tipo <text:span text:style-name="T1">double</text:span><text:span text:style-name="T8"> utilizando os respectivos modificadores de acesso </text:span><text:span text:style-name="T1">private, double, protected </text:span><text:span text:style-name="T8">e </text:span><text:span text:style-name="T1">default </text:span><text:span text:style-name="T8">(quando nenhum modificador é atribuído, esse o modificador usado por padrão). Com isso é possível realizar a seguinte análise:</text:span></text:p>
      <text:list xml:id="list910702931" text:style-name="L1">
        <text:list-item>
          <text:p text:style-name="P31"><text:span text:style-name="T10">atributo1</text:span><text:span text:style-name="T8">: possui o modificador </text:span><text:span text:style-name="T1">private</text:span><text:span text:style-name="T8">, o qual delimita que este atributo será visível apenas dentro da própria class</text:span><text:span text:style-name="T9">e</text:span><text:span text:style-name="T8"> na qual foi criada, não sendo possível ter acesso direto a ela </text:span><text:span text:style-name="T9">sem o uso de modificadores e acessadores (</text:span><text:span text:style-name="T2">getters</text:span><text:span text:style-name="T9"> e </text:span><text:span text:style-name="T2">setters</text:span><text:span text:style-name="T9">);</text:span></text:p>
        </text:list-item>
        <text:list-item>
          <text:p text:style-name="P32"><text:span text:style-name="T8">atributo2</text:span><text:span text:style-name="T11">: possui o modificador de acesso </text:span><text:span text:style-name="T3">public</text:span><text:span text:style-name="T11">, o qual diz que este atributo será visível de</text:span><text:span text:style-name="T12"> forma direta em qualquer outra classe;</text:span></text:p>
        </text:list-item>
        <text:list-item>
          <text:p text:style-name="P33"><text:span text:style-name="T8">atributo3</text:span><text:span text:style-name="T11">: possui o modificador de acesso </text:span><text:span text:style-name="T3">protected</text:span><text:span text:style-name="T11">, qual diz que este atributo pode ser acessado por outras classes e subclasses contidas no mesmo pacote (</text:span><text:span text:style-name="T3">package</text:span><text:span text:style-name="T11">);</text:span></text:p>
        </text:list-item>
        <text:list-item>
          <text:p text:style-name="P34">atributo4<text:span text:style-name="T13">: por mais que não esteja escrito, o modificador de acesso utilizado neste atributo é o </text:span><text:span text:style-name="T3">default</text:span><text:span text:style-name="T13"> o qual indica que o atributo é visível apenas para classes que estejam no mesmo pacote.</text:span></text:p>
        </text:list-item>
      </text:list>
      <text:p text:style-name="P11">Questão <text:span text:style-name="T15">3</text:span></text:p>
      <text:p text:style-name="P10">Uma sobrecarga de métodos é quando se tem dois ou mais métodos os quais possuem o mesmo nome, porém diferem <text:span text:style-name="T16">na assinatura do parâmetro, fazendo com que o método utilizado seja o método que coincide com os parâmetros passados. Segue um exemplo utilizando as classes Exemplo1 e Exemplo2:</text:span></text:p>
      <text:p text:style-name="P8">Classe Exemplo1</text:p>
      <text:p text:style-name="P26">public class Exemplo1 {</text:p>
      <text:p text:style-name="P26"><text:tab/>public int soma(int param1, int param2) {</text:p>
      <text:p text:style-name="P26"><text:tab/><text:tab/>return param1 + param2;</text:p>
      <text:p text:style-name="P26"><text:tab/>}</text:p>
      <text:p text:style-name="P26">}</text:p>
      <text:p text:style-name="P8">Classe Exemplo2</text:p>
      <text:p text:style-name="P26">public class Exemplo2 extends Exemplo1 {</text:p>
      <text:p text:style-name="P26"><text:tab/>public int soma(int param1, int param2, int param3) {</text:p>
      <text:p text:style-name="P26"><text:tab/><text:tab/>return param1 + param2 + param3;</text:p>
      <text:p text:style-name="P26"><text:tab/>}</text:p>
      <text:p text:style-name="P26">}</text:p>
      <text:p text:style-name="P12"><text:span text:style-name="T13">A classe Exemplo1 cria um método chamado soma() o qual recebe dois parâmetros do tipo inteiro e então retorna como resultado a soma de ambos os parâmetros. A classe Exemplo2 herda da classe Exemplo1, e possui também um método soma, porém ao invés de dois este recebe três parâmetros</text:span><text:span text:style-name="T14">. O método a ser escolhido vai depender de acordo com os parâmetros que serão passados. Considere o seguinte trecho de código:</text:span></text:p>
      <text:p text:style-name="P27"><text:span text:style-name="T14">Exemplo2 exemplo = new Exemplo2(); //Cria um objeto do tipo Exemplo2</text:span></text:p>
      <text:p text:style-name="P27"><text:span text:style-name="T14"/></text:p>
      <text:p text:style-name="P28"><text:span text:style-name="T13">exemplo.soma(1, 2) //Chama o método soma da classe Exemplo1</text:span></text:p>
      <text:p text:style-name="P28"><text:soft-page-break/><text:span text:style-name="T13">exemplo.soma(1, 2, 3)//Sobrecarrega o método soma do Exemplo1, subsituindo pelo método definido em Exemplo2</text:span></text:p>
      <text:p text:style-name="P24"><text:span text:style-name="T13"/></text:p>
      <text:p text:style-name="P13"><text:span text:style-name="T13">A sobrescrita de métodos é muito semelhante a sobrecarga, porém na sobrescrita tanto o nome do método, a assinatura e a quantidade de parâmetros são exatamente os mesmos. Considere novamente as classes abaixo:</text:span></text:p>
      <text:p text:style-name="P9">Classe Exemplo1</text:p>
      <text:p text:style-name="P25">public class Exemplo1 {</text:p>
      <text:p text:style-name="P25"><text:tab/>public <text:span text:style-name="T17">void mensagem()</text:span>{</text:p>
      <text:p text:style-name="P25"><text:tab/><text:tab/><text:span text:style-name="T17">System.out.println("Método do Exemplo1");</text:span></text:p>
      <text:p text:style-name="P25"><text:tab/>}</text:p>
      <text:p text:style-name="P25">}</text:p>
      <text:p text:style-name="P9">Classe Exemplo2</text:p>
      <text:p text:style-name="P25">public class Exemplo2 extends Exemplo1 {</text:p>
      <text:p text:style-name="P25"><text:tab/><text:span text:style-name="T17">@Override</text:span></text:p>
      <text:p text:style-name="P25"><text:span text:style-name="T17"><text:tab/></text:span>public <text:span text:style-name="T17">void mensagem()</text:span>{</text:p>
      <text:p text:style-name="P25"><text:tab/><text:tab/><text:span text:style-name="T17">System.out.println("Método do Exemplo2");</text:span></text:p>
      <text:p text:style-name="P25"><text:tab/>}</text:p>
      <text:p text:style-name="P25">}</text:p>
      <text:p text:style-name="P14">Neste caso, o método mensagem() do Exemplo2 substitui o método mensagem() do Exemplo1. A sobrescrita é indicada pelo marcador @Override (não é obrigatório mas é uma boa prática).</text:p>
      <text:p text:style-name="P14"/>
      <text:p text:style-name="P15">Questão 4</text:p>
      <text:p text:style-name="P18">public class Q4 {</text:p>
      <text:p text:style-name="P18"><text:s text:c="4"/>public static void main(String args[]) {</text:p>
      <text:p text:style-name="P18"><text:s text:c="8"/>System.out.println("Media de kilometros percorridos: " + calcMedia(102, 22, 39));</text:p>
      <text:p text:style-name="P18"><text:s text:c="8"/>System.out.println("Media de kilometros percorridos: " + calcMedia(19, 100, 42));</text:p>
      <text:p text:style-name="P18"><text:s text:c="4"/>}</text:p>
      <text:p text:style-name="P18"/>
      <text:p text:style-name="P18"><text:s text:c="4"/>public static double calcMedia(double ...numeros) {</text:p>
      <text:p text:style-name="P18"><text:s text:c="8"/>double resultado = 0;</text:p>
      <text:p text:style-name="P18"><text:s text:c="8"/>for (double d: numeros)</text:p>
      <text:p text:style-name="P18"><text:s text:c="12"/>resultado += d;</text:p>
      <text:p text:style-name="P18"><text:s text:c="8"/>return resultado/numeros.length;</text:p>
      <text:p text:style-name="P18"><text:s text:c="4"/>}</text:p>
      <text:p text:style-name="P18">}</text:p>
      <text:p text:style-name="P18"/>
      <text:p text:style-name="P16">Questão 5</text:p>
      <text:list xml:id="list2118457298" text:style-name="L2">
        <text:list-item>
          <text:p text:style-name="P19"><text:span text:style-name="T5">Não, apenas os métodos m1(), m2() e m3() tendo em vista que os métodos m4() e m5() pertencem a classe subClasse que herda da classe superClasse.</text:span></text:p>
        </text:list-item>
        <text:list-item>
          <text:p text:style-name="P20"><text:span text:style-name="T4">Todos os métodos citados podem ser acessados pela classe subClasse já que os métodos m1(), m2() e m3() são públicos e foram herdados da classe superClasse.</text:span></text:p>
        </text:list-item>
        <text:list-item>
          <text:p text:style-name="P21"><text:span text:style-name="T4">A partir do momento que m1() é declarado como private, ele não se torna mais acessí</text:span><text:span text:style-name="T6">vel pela classe subClasse mesmo com herança. Logo os método que ainda podem ser acessados são os métodos criados dentro de subClasse e os métodos declarados como públicos em superClasse</text:span></text:p>
        </text:list-item>
        <text:list-item>
          <text:p text:style-name="P21"><text:span text:style-name="T6">Ainda apenas os métodos m1(), m2() e m3(), já que os métodos m4() e m5() pertencem a classe subClasse que herda da superClasse.</text:span><text:span text:style-name="T4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7T13:34:10.037161607</meta:creation-date>
    <dc:date>2021-08-17T14:54:46.225430086</dc:date>
    <meta:editing-duration>PT4M15S</meta:editing-duration>
    <meta:editing-cycles>1</meta:editing-cycles>
    <meta:document-statistic meta:table-count="0" meta:image-count="0" meta:object-count="0" meta:page-count="3" meta:paragraph-count="107" meta:word-count="824" meta:character-count="5501" meta:non-whitespace-character-count="4533"/>
    <meta:generator>LibreOffice/7.1.4.2$Linux_X86_64 LibreOffice_project/10$Build-2</meta:generator>
  </office:meta>
</office:document-meta>
</file>